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otation</text:h>
      <text:p text:style-name="Text_20_body">In this example we want to introduce how to use quotations in a text.</text:p>
      <text:h text:style-name="Heading_20_2" text:outline-level="2">Inline quotation</text:h>
      <text:p text:style-name="Text_20_body">This is a simple example of “inline quotation”.</text:p>
      <text:h text:style-name="Heading_20_2" text:outline-level="2">Block quotation</text:h>
      <text:p text:style-name="Text_20_body">For having an entire paragraph as a quotation, we have to use the default ODT style for citation, as follows:</text:p>
      <text:p text:style-name="Quotations">This is a ci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5-06-21T19:34:20</meta:creation-date>
    <dc:date>2015-06-21T23:51:06</dc:date>
    <dc:creator>Silvio Peroni</dc:creator>
    <meta:editing-duration>PT3H42M11S</meta:editing-duration>
    <meta:editing-cycles>5</meta:editing-cycles>
    <meta:generator>OpenOffice/4.0.1$Unix OpenOffice.org_project/401m5$Build-9714</meta:generator>
    <meta:document-statistic meta:table-count="0" meta:image-count="0" meta:object-count="0" meta:page-count="1" meta:paragraph-count="7" meta:word-count="51" meta:character-count="283"/>
  </office:meta>
</office:document-meta>
</file>